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14.933cm" svg:y="0.333cm">
            <draw:object draw:notify-on-update-of-ranges="Feuille1.A2:Feuille1.A12 Feuille1.B1:Feuille1.B1 Feuille1.B2:Feuille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8.131cm" svg:y="9.374cm">
            <draw:object draw:notify-on-update-of-ranges="Feuille1.B21:Feuille1.B21 Feuille1.B22:Feuille1.B32 Feuille1.C21:Feuille1.C21 Feuille1.C22:Feuille1.C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2.842cm" svg:y="14.277cm">
            <draw:object draw:notify-on-update-of-ranges="Feuille1.A44:Feuille1.A44 Feuille1.A45:Feuille1.A55 Feuille1.B44:Feuille1.B44 Feuille1.B45:Feuille1.B5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Lignes</text:p>
          </table:table-cell>
          <table:table-cell office:value-type="string" calcext:value-type="string">
            <text:p>Temps</text:p>
          </table:table-cell>
          <table:table-cell office:value-type="string" calcext:value-type="string">
            <text:p>Formules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2^5 * [.A2]" office:value-type="float" office:value="0" calcext:value-type="float">
            <text:p>0</text:p>
          </table:table-cell>
          <table:table-cell table:formula="of:=[.C2]/[.B2]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.8170049190521" calcext:value-type="float">
            <text:p>27,8170049190521</text:p>
          </table:table-cell>
          <table:table-cell table:formula="of:=2^5 * [.A3]" office:value-type="float" office:value="320" calcext:value-type="float">
            <text:p>320</text:p>
          </table:table-cell>
          <table:table-cell table:formula="of:=[.B3]/[.C3]" office:value-type="float" office:value="0.0869281403720378" calcext:value-type="float">
            <text:p>0,086928140372038</text:p>
          </table:table-cell>
          <table:table-cell/>
          <table:table-cell office:value-type="string" calcext:value-type="string">
            <text:p>n = 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.0003769397736" calcext:value-type="float">
            <text:p>49,0003769397736</text:p>
          </table:table-cell>
          <table:table-cell table:formula="of:=2^5 * [.A4]" office:value-type="float" office:value="640" calcext:value-type="float">
            <text:p>640</text:p>
          </table:table-cell>
          <table:table-cell table:formula="of:=[.B4]/[.C4]" office:value-type="float" office:value="0.0765630889683963" calcext:value-type="float">
            <text:p>0,07656308896839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7.2331681251526" calcext:value-type="float">
            <text:p>97,2331681251526</text:p>
          </table:table-cell>
          <table:table-cell table:formula="of:=2^5 * [.A5]" office:value-type="float" office:value="960" calcext:value-type="float">
            <text:p>960</text:p>
          </table:table-cell>
          <table:table-cell table:formula="of:=[.B5]/[.C5]" office:value-type="float" office:value="0.101284550130367" calcext:value-type="float">
            <text:p>0,10128455013036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1.690951824188" calcext:value-type="float">
            <text:p>131,690951824188</text:p>
          </table:table-cell>
          <table:table-cell table:formula="of:=2^5 * [.A6]" office:value-type="float" office:value="1280" calcext:value-type="float">
            <text:p>1280</text:p>
          </table:table-cell>
          <table:table-cell table:formula="of:=[.B6]/[.C6]" office:value-type="float" office:value="0.102883556112647" calcext:value-type="float">
            <text:p>0,10288355611264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8.697398900986" calcext:value-type="float">
            <text:p>168,697398900986</text:p>
          </table:table-cell>
          <table:table-cell table:formula="of:=2^5 * [.A7]" office:value-type="float" office:value="1600" calcext:value-type="float">
            <text:p>1600</text:p>
          </table:table-cell>
          <table:table-cell table:formula="of:=[.B7]/[.C7]" office:value-type="float" office:value="0.105435874313116" calcext:value-type="float">
            <text:p>0,10543587431311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9.15545797348" calcext:value-type="float">
            <text:p>189,15545797348</text:p>
          </table:table-cell>
          <table:table-cell table:formula="of:=2^5 * [.A8]" office:value-type="float" office:value="1920" calcext:value-type="float">
            <text:p>1920</text:p>
          </table:table-cell>
          <table:table-cell table:formula="of:=[.B8]/[.C8]" office:value-type="float" office:value="0.0985184676945208" calcext:value-type="float">
            <text:p>0,098518467694521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0.570614814758" calcext:value-type="float">
            <text:p>210,570614814758</text:p>
          </table:table-cell>
          <table:table-cell table:formula="of:=2^5 * [.A9]" office:value-type="float" office:value="2240" calcext:value-type="float">
            <text:p>2240</text:p>
          </table:table-cell>
          <table:table-cell table:formula="of:=[.B9]/[.C9]" office:value-type="float" office:value="0.0940047387565884" calcext:value-type="float">
            <text:p>0,094004738756588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41.952900886536" calcext:value-type="float">
            <text:p>241,952900886536</text:p>
          </table:table-cell>
          <table:table-cell table:formula="of:=2^5 * [.A10]" office:value-type="float" office:value="2560" calcext:value-type="float">
            <text:p>2560</text:p>
          </table:table-cell>
          <table:table-cell table:formula="of:=[.B10]/[.C10]" office:value-type="float" office:value="0.0945128519088031" calcext:value-type="float">
            <text:p>0,094512851908803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64.38189291954" calcext:value-type="float">
            <text:p>264,38189291954</text:p>
          </table:table-cell>
          <table:table-cell table:formula="of:=2^5 * [.A11]" office:value-type="float" office:value="2880" calcext:value-type="float">
            <text:p>2880</text:p>
          </table:table-cell>
          <table:table-cell table:formula="of:=[.B11]/[.C11]" office:value-type="float" office:value="0.0917992683748403" calcext:value-type="float">
            <text:p>0,0917992683748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5.747575998306" calcext:value-type="float">
            <text:p>295,747575998306</text:p>
          </table:table-cell>
          <table:table-cell table:formula="of:=2^5 * [.A12]" office:value-type="float" office:value="3200" calcext:value-type="float">
            <text:p>3200</text:p>
          </table:table-cell>
          <table:table-cell table:formula="of:=[.B12]/[.C12]" office:value-type="float" office:value="0.0924211174994706" calcext:value-type="float">
            <text:p>0,09242111749947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formula="of:=AVERAGE([.D3:.D12])" office:value-type="float" office:value="0.0944351654130788" calcext:value-type="float">
            <text:p>0,094435165413079</text:p>
          </table:table-cell>
          <table:table-cell office:value-type="string" calcext:value-type="string">
            <text:p>-&gt; Temps une opération : 0.1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ps une opé</text:p>
          </table:table-cell>
          <table:table-cell table:style-name="ce1" table:formula="of:=1.3 * 10^(-5)" office:value-type="float" office:value="0.000013" calcext:value-type="float">
            <text:p>1,3E-05</text:p>
          </table:table-cell>
          <table:table-cell table:number-columns-repeated="3"/>
        </table:table-row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Lignes</text:p>
          </table:table-cell>
          <table:table-cell office:value-type="string" calcext:value-type="string">
            <text:p>Formul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2^5 * [.B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2^5 * [.B23]"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2^5 * [.B24]"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2^5 * [.B25]"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2^5 * [.B26]" office:value-type="float" office:value="1280" calcext:value-type="float">
            <text:p>12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2^5 * [.B27]"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2^5 * [.B28]" office:value-type="float" office:value="1920" calcext:value-type="float">
            <text:p>19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2^5 * [.B29]" office:value-type="float" office:value="2240" calcext:value-type="float">
            <text:p>2240</text:p>
          </table:table-cell>
          <table:table-cell table:number-columns-repeated="3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2^5 * [.B30]" office:value-type="float" office:value="2560" calcext:value-type="float">
            <text:p>2560</text:p>
          </table:table-cell>
          <table:table-cell table:number-columns-repeated="3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2^5 * [.B31]" office:value-type="float" office:value="2880" calcext:value-type="float">
            <text:p>288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2^5 * [.B32]" office:value-type="float" office:value="3200" calcext:value-type="float">
            <text:p>3200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t = 4000, m = 100, taille = 4</text:p>
          </table:table-cell>
          <table:table-cell table:number-columns-repeated="5"/>
        </table:table-row>
        <table:table-row table:style-name="ro1" table:number-rows-repeated="7">
          <table:table-cell table:number-columns-repeated="6"/>
        </table:table-row>
        <table:table-row table:style-name="ro1">
          <table:table-cell office:value-type="string" calcext:value-type="string">
            <text:p>Lignes</text:p>
          </table:table-cell>
          <table:table-cell office:value-type="string" calcext:value-type="string">
            <text:p>Temps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2^5 * [.A4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55883002281189" calcext:value-type="float">
            <text:p>3,55883002281189</text:p>
          </table:table-cell>
          <table:table-cell table:formula="of:=2^3 * [.A46]" office:value-type="float" office:value="80" calcext:value-type="float">
            <text:p>80</text:p>
          </table:table-cell>
          <table:table-cell table:formula="of:=[.B46]/[.C46]" office:value-type="float" office:value="0.0444853752851486" calcext:value-type="float">
            <text:p>0,04448537528514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63592600822449" calcext:value-type="float">
            <text:p>6,63592600822449</text:p>
          </table:table-cell>
          <table:table-cell table:formula="of:=2^3 * [.A47]" office:value-type="float" office:value="160" calcext:value-type="float">
            <text:p>160</text:p>
          </table:table-cell>
          <table:table-cell table:formula="of:=[.B47]/[.C47]" office:value-type="float" office:value="0.041474537551403" calcext:value-type="float">
            <text:p>0,041474537551403</text:p>
          </table:table-cell>
          <table:table-cell/>
          <table:table-cell office:value-type="string" calcext:value-type="string">
            <text:p>Tracer rapport de rapport % conditio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.0339028835297" calcext:value-type="float">
            <text:p>12,0339028835297</text:p>
          </table:table-cell>
          <table:table-cell table:formula="of:=2^3 * [.A48]" office:value-type="float" office:value="240" calcext:value-type="float">
            <text:p>240</text:p>
          </table:table-cell>
          <table:table-cell table:formula="of:=[.B48]/[.C48]" office:value-type="float" office:value="0.0501412620147069" calcext:value-type="float">
            <text:p>0,05014126201470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6794710159302" calcext:value-type="float">
            <text:p>15,6794710159302</text:p>
          </table:table-cell>
          <table:table-cell table:formula="of:=2^3 * [.A49]" office:value-type="float" office:value="320" calcext:value-type="float">
            <text:p>320</text:p>
          </table:table-cell>
          <table:table-cell table:formula="of:=[.B49]/[.C49]" office:value-type="float" office:value="0.0489983469247818" calcext:value-type="float">
            <text:p>0,04899834692478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1.3717739582062" calcext:value-type="float">
            <text:p>21,3717739582062</text:p>
          </table:table-cell>
          <table:table-cell table:formula="of:=2^3 * [.A50]" office:value-type="float" office:value="400" calcext:value-type="float">
            <text:p>400</text:p>
          </table:table-cell>
          <table:table-cell table:formula="of:=[.B50]/[.C50]" office:value-type="float" office:value="0.0534294348955154" calcext:value-type="float">
            <text:p>0,053429434895516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6.2339081764221" calcext:value-type="float">
            <text:p>26,2339081764221</text:p>
          </table:table-cell>
          <table:table-cell table:formula="of:=2^3 * [.A51]" office:value-type="float" office:value="480" calcext:value-type="float">
            <text:p>480</text:p>
          </table:table-cell>
          <table:table-cell table:formula="of:=[.B51]/[.C51]" office:value-type="float" office:value="0.0546539753675461" calcext:value-type="float">
            <text:p>0,054653975367546</text:p>
          </table:table-cell>
          <table:table-cell office:value-type="string" calcext:value-type="string">
            <text:p>n = 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9.7153129577637" calcext:value-type="float">
            <text:p>29,7153129577637</text:p>
          </table:table-cell>
          <table:table-cell table:formula="of:=2^3 * [.A52]" office:value-type="float" office:value="560" calcext:value-type="float">
            <text:p>560</text:p>
          </table:table-cell>
          <table:table-cell table:formula="of:=[.B52]/[.C52]" office:value-type="float" office:value="0.0530630588531494" calcext:value-type="float">
            <text:p>0,05306305885315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6.0071902275085" calcext:value-type="float">
            <text:p>36,0071902275085</text:p>
          </table:table-cell>
          <table:table-cell table:formula="of:=2^3 * [.A53]" office:value-type="float" office:value="640" calcext:value-type="float">
            <text:p>640</text:p>
          </table:table-cell>
          <table:table-cell table:formula="of:=[.B53]/[.C53]" office:value-type="float" office:value="0.0562612347304821" calcext:value-type="float">
            <text:p>0,05626123473048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1.4021551609039" calcext:value-type="float">
            <text:p>41,4021551609039</text:p>
          </table:table-cell>
          <table:table-cell table:formula="of:=2^3 * [.A54]" office:value-type="float" office:value="720" calcext:value-type="float">
            <text:p>720</text:p>
          </table:table-cell>
          <table:table-cell table:formula="of:=[.B54]/[.C54]" office:value-type="float" office:value="0.0575029932790332" calcext:value-type="float">
            <text:p>0,05750299327903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.8370740413666" calcext:value-type="float">
            <text:p>43,8370740413666</text:p>
          </table:table-cell>
          <table:table-cell table:formula="of:=2^3 * [.A55]" office:value-type="float" office:value="800" calcext:value-type="float">
            <text:p>800</text:p>
          </table:table-cell>
          <table:table-cell table:formula="of:=[.B55]/[.C55]" office:value-type="float" office:value="0.0547963425517082" calcext:value-type="float">
            <text:p>0,05479634255170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formula="of:=AVERAGE([.D46:.D55])" office:value-type="float" office:value="0.0514806561453475" calcext:value-type="float">
            <text:p>0,05148065614534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4" number:min-decimal-places="4" number:min-integer-digits="1"/>
    </number:number-style>
    <number:number-style style:name="N110">
      <number:number number:decimal-places="5" number:min-decimal-places="5" number:min-integer-digits="1"/>
    </number:number-style>
    <number:number-style style:name="N111">
      <number:number number:decimal-places="6" number:min-decimal-places="6"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3" number:min-decimal-places="1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4">00/00/0000</text:date>, <text:time style:data-style-name="N2" text:time-value="15:13:27.518266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03T13:58:26.110080913</meta:creation-date>
    <dc:date>2021-02-24T15:27:45.444629962</dc:date>
    <meta:editing-duration>PT49M48S</meta:editing-duration>
    <meta:editing-cycles>13</meta:editing-cycles>
    <meta:generator>LibreOffice/7.0.4.2$MacOSX_X86_64 LibreOffice_project/dcf040e67528d9187c66b2379df5ea4407429775</meta:generator>
    <meta:document-statistic meta:table-count="1" meta:cell-count="125" meta:object-count="3"/>
    <meta:user-defined meta:name="qrichtext">1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57cm" svg:y="3.952cm" style:legend-expansion="high" chart:style-name="ch2"/>
        <chart:plot-area chart:style-name="ch3" table:cell-range-address="Feuille1.A2:Feuille1.B12 Feuille1.B1:Feuille1.B1" chart:data-source-has-labels="row" svg:x="0.32cm" svg:y="0.18cm" svg:width="11.317cm" svg:height="8.64cm">
          <chart:coordinate-region svg:x="1.166cm" svg:y="0.379cm" svg:width="10.17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12" chart:label-cell-address="Feuille1.B1:Feuille1.B1" chart:class="chart:scatter">
            <chart:domain table:cell-range-address="Feuille1.A2:Feuille1.A12"/>
            <chart:regression-curve chart:style-name="ch8">
              <chart:equation chart:display-equation="true" chart:display-r-square="true" svg:x="1.186cm" svg:y="0.445cm"/>
            </chart:regression-curve>
            <chart:data-point chart:repeated="2"/>
            <chart:data-point chart:style-name="ch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2:Feuille1.A12</svg:desc>
                </draw:g>
              </table:table-cell>
              <table:table-cell office:value-type="float" office:value="0">
                <text:p>0</text:p>
                <draw:g>
                  <svg:desc>Feuille1.B2:Feuille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7.8170049190521">
                <text:p>27.81700491905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9.0003769397736">
                <text:p>49.00037693977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97.2331681251526">
                <text:p>97.23316812515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31.690951824188">
                <text:p>131.6909518241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68.697398900986">
                <text:p>168.6973989009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89.15545797348">
                <text:p>189.15545797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10.570614814758">
                <text:p>210.5706148147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41.952900886536">
                <text:p>241.9529008865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264.38189291954">
                <text:p>264.38189291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295.747575998306">
                <text:p>295.7475759983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57cm" svg:y="4.201cm" style:legend-expansion="high" chart:style-name="ch2"/>
        <chart:plot-area chart:style-name="ch3" table:cell-range-address="Feuille1.B21:Feuille1.C32" chart:data-source-has-labels="row" svg:x="0.32cm" svg:y="0.18cm" svg:width="13.117cm" svg:height="8.64cm">
          <chart:coordinate-region svg:x="1.365cm" svg:y="0.379cm" svg:width="11.77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C22:Feuille1.C32" chart:label-cell-address="Feuille1.C21:Feuille1.C21" chart:class="chart:scatter">
            <chart:domain table:cell-range-address="Feuille1.B22:Feuille1.B3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Formules</text:p>
                <draw:g>
                  <svg:desc>Feuille1.C21:Feuille1.C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B22:Feuille1.B32</svg:desc>
                </draw:g>
              </table:table-cell>
              <table:table-cell office:value-type="float" office:value="0">
                <text:p>0</text:p>
                <draw:g>
                  <svg:desc>Feuille1.C22:Feuille1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920">
                <text:p>19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240">
                <text:p>22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560">
                <text:p>25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3200">
                <text:p>32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54cm" svg:y="4.201cm" style:legend-expansion="high" chart:style-name="ch2"/>
        <chart:plot-area chart:style-name="ch3" table:cell-range-address="Feuille1.A44:Feuille1.B55" chart:data-source-has-labels="row" svg:x="0.32cm" svg:y="0.18cm" svg:width="13.514cm" svg:height="8.64cm">
          <chart:coordinate-region svg:x="0.968cm" svg:y="0.379cm" svg:width="12.56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45:Feuille1.B55" chart:label-cell-address="Feuille1.B44:Feuille1.B44" chart:class="chart:scatter">
            <chart:domain table:cell-range-address="Feuille1.A45:Feuille1.A55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</text:p>
                <draw:g>
                  <svg:desc>Feuille1.B44:Feuille1.B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45:Feuille1.A55</svg:desc>
                </draw:g>
              </table:table-cell>
              <table:table-cell office:value-type="float" office:value="0">
                <text:p>0</text:p>
                <draw:g>
                  <svg:desc>Feuille1.B45:Feuille1.B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.55883002281189">
                <text:p>3.55883002281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6.63592600822449">
                <text:p>6.63592600822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2.0339028835297">
                <text:p>12.0339028835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5.6794710159302">
                <text:p>15.67947101593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21.3717739582062">
                <text:p>21.37177395820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26.2339081764221">
                <text:p>26.23390817642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29.7153129577637">
                <text:p>29.71531295776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36.0071902275085">
                <text:p>36.00719022750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41.4021551609039">
                <text:p>41.40215516090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43.8370740413666">
                <text:p>43.83707404136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